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melSpringDeployer.CamelSpringDeployer( CamelJbiComponent compon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amelSpringDeployer.getServices( AbstractXmlApplicationContext applicationContex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CamelSpringDeployer.getXBean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melSpringDeployer.deploy( String suName , String serviceUnitRoot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amelSpringDeployer.getParentBeans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amelSpringDeployer.addService( CamelProviderEndpoint endpo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